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1"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1">
      <style:text-properties style:font-name="Liberation Sans"/>
    </style:style>
    <style:style style:name="ce8" style:family="table-cell" style:parent-style-name="Default" style:data-style-name="N109">
      <style:text-properties style:font-name="Liberation Sans"/>
    </style:style>
    <style:style style:name="ce9" style:family="table-cell" style:parent-style-name="Default" style:data-style-name="N11">
      <style:text-properties style:font-name="Liberation Sans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default-cell-style-name="ce7"/>
        <table:table-column table:style-name="co2" table:default-cell-style-name="ce8"/>
        <table:table-column table:style-name="co2" table:default-cell-style-name="ce9"/>
        <table:table-column table:style-name="co2" table:default-cell-style-name="ce10"/>
        <table:table-column table:style-name="co2" table:default-cell-style-name="ce7"/>
        <table:table-column table:style-name="co2" table:default-cell-style-name="ce8"/>
        <table:table-column table:style-name="co2" table:number-columns-repeated="2" table:default-cell-style-name="ce9"/>
        <table:table-column table:style-name="co2" table:default-cell-style-name="ce7"/>
        <table:table-column table:style-name="co2" table:default-cell-style-name="ce8"/>
        <table:table-column table:style-name="co2" table:number-columns-repeated="2" table:default-cell-style-name="ce9"/>
        <table:table-column table:style-name="co2" table:number-columns-repeated="1010" table:default-cell-style-name="ce1"/>
        <table:table-row table:style-name="ro1">
          <table:table-cell office:value-type="string" calcext:value-type="string">
            <text:p>dist</text:p>
          </table:table-cell>
          <table:table-cell table:style-name="ce2" office:value-type="string" calcext:value-type="string">
            <text:p>A090031</text:p>
          </table:table-cell>
          <table:table-cell table:style-name="ce5" office:value-type="string" calcext:value-type="string" table:number-columns-spanned="4" table:number-rows-spanned="1">
            <text:p>default FSM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distance 20 FSM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distance 10 FSM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size</text:p>
          </table:table-cell>
          <table:table-cell office:value-type="string" calcext:value-type="string">
            <text:p>paths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deviance</text:p>
          </table:table-cell>
          <table:table-cell table:style-name="ce6" office:value-type="string" calcext:value-type="string">
            <text:p>size</text:p>
          </table:table-cell>
          <table:table-cell office:value-type="string" calcext:value-type="string">
            <text:p>paths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deviance</text:p>
          </table:table-cell>
          <table:table-cell table:style-name="ce6" office:value-type="string" calcext:value-type="string">
            <text:p>size</text:p>
          </table:table-cell>
          <table:table-cell office:value-type="string" calcext:value-type="string">
            <text:p>paths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deviance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,00000E+00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formula="of:=[.$B3]/[.C3]" office:value-type="percentage" office:value="1" calcext:value-type="percentage">
            <text:p>100,00 %</text:p>
          </table:table-cell>
          <table:table-cell office:value-type="float" office:value="1" calcext:value-type="float">
            <text:p>1,00000E+00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3]/[.G3]" office:value-type="percentage" office:value="1" calcext:value-type="percentage">
            <text:p>100,00 %</text:p>
          </table:table-cell>
          <table:table-cell office:value-type="float" office:value="1" calcext:value-type="float">
            <text:p>1,00000E+00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3]/[.K3]" office:value-type="percentage" office:value="1" calcext:value-type="percentage">
            <text:p>100,00 %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000E+00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formula="of:=[.$B4]/[.C4]" office:value-type="percentage" office:value="1" calcext:value-type="percentage">
            <text:p>100,00 %</text:p>
          </table:table-cell>
          <table:table-cell office:value-type="float" office:value="2" calcext:value-type="float">
            <text:p>2,00000E+00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4]/[.G4]" office:value-type="percentage" office:value="1" calcext:value-type="percentage">
            <text:p>100,00 %</text:p>
          </table:table-cell>
          <table:table-cell office:value-type="float" office:value="2" calcext:value-type="float">
            <text:p>2,00000E+00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4]/[.K4]" office:value-type="percentage" office:value="1" calcext:value-type="percentage">
            <text:p>100,00 %</text:p>
          </table:table-cell>
          <table:table-cell table:number-columns-repeated="1010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,00000E+00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formula="of:=[.$B5]/[.C5]" office:value-type="percentage" office:value="1" calcext:value-type="percentage">
            <text:p>100,00 %</text:p>
          </table:table-cell>
          <table:table-cell office:value-type="float" office:value="4" calcext:value-type="float">
            <text:p>4,00000E+00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5]/[.G5]" office:value-type="percentage" office:value="1" calcext:value-type="percentage">
            <text:p>100,00 %</text:p>
          </table:table-cell>
          <table:table-cell office:value-type="float" office:value="4" calcext:value-type="float">
            <text:p>4,00000E+00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5]/[.K5]" office:value-type="percentage" office:value="1" calcext:value-type="percentage">
            <text:p>100,00 %</text:p>
          </table:table-cell>
          <table:table-cell table:number-columns-repeated="1010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0015" calcext:value-type="float">
            <text:p>1,00015E+01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formula="of:=[.$B6]/[.C6]" office:value-type="percentage" office:value="0.999850022496625" calcext:value-type="percentage">
            <text:p>99,99 %</text:p>
          </table:table-cell>
          <table:table-cell office:value-type="float" office:value="10.0015" calcext:value-type="float">
            <text:p>1,00015E+01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6]/[.G6]" office:value-type="percentage" office:value="0.999850022496625" calcext:value-type="percentage">
            <text:p>99,99 %</text:p>
          </table:table-cell>
          <table:table-cell office:value-type="float" office:value="10.0015" calcext:value-type="float">
            <text:p>1,00015E+01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6]/[.K6]" office:value-type="percentage" office:value="0.999850022496625" calcext:value-type="percentage">
            <text:p>99,99 %</text:p>
          </table:table-cell>
          <table:table-cell table:number-columns-repeated="1010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6.0076" calcext:value-type="float">
            <text:p>2,60076E+01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formula="of:=[.$B7]/[.C7]" office:value-type="percentage" office:value="0.999707777726511" calcext:value-type="percentage">
            <text:p>99,97 %</text:p>
          </table:table-cell>
          <table:table-cell office:value-type="float" office:value="26.0076" calcext:value-type="float">
            <text:p>2,60076E+01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7]/[.G7]" office:value-type="percentage" office:value="0.999707777726511" calcext:value-type="percentage">
            <text:p>99,97 %</text:p>
          </table:table-cell>
          <table:table-cell office:value-type="float" office:value="26.0076" calcext:value-type="float">
            <text:p>2,60076E+01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7]/[.K7]" office:value-type="percentage" office:value="0.999707777726511" calcext:value-type="percentage">
            <text:p>99,97 %</text:p>
          </table:table-cell>
          <table:table-cell table:number-columns-repeated="1010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64.0261" calcext:value-type="float">
            <text:p>6,40261E+01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formula="of:=[.$B8]/[.C8]" office:value-type="percentage" office:value="0.999592353743239" calcext:value-type="percentage">
            <text:p>99,96 %</text:p>
          </table:table-cell>
          <table:table-cell office:value-type="float" office:value="64.0261" calcext:value-type="float">
            <text:p>6,40261E+01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8]/[.G8]" office:value-type="percentage" office:value="0.999592353743239" calcext:value-type="percentage">
            <text:p>99,96 %</text:p>
          </table:table-cell>
          <table:table-cell office:value-type="float" office:value="64.0261" calcext:value-type="float">
            <text:p>6,40261E+01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8]/[.K8]" office:value-type="percentage" office:value="0.999592353743239" calcext:value-type="percentage">
            <text:p>99,96 %</text:p>
          </table:table-cell>
          <table:table-cell table:number-columns-repeated="1010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159.03" calcext:value-type="float">
            <text:p>1,59030E+02</text:p>
          </table:table-cell>
          <table:table-cell office:value-type="float" office:value="1.04152" calcext:value-type="float">
            <text:p>1,04152</text:p>
          </table:table-cell>
          <table:table-cell office:value-type="percentage" office:value="1" calcext:value-type="percentage">
            <text:p>100,00 %</text:p>
          </table:table-cell>
          <table:table-cell table:formula="of:=[.$B9]/[.C9]" office:value-type="percentage" office:value="0.999811356347859" calcext:value-type="percentage">
            <text:p>99,98 %</text:p>
          </table:table-cell>
          <table:table-cell office:value-type="float" office:value="159.034" calcext:value-type="float">
            <text:p>1,59034E+02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9]/[.G9]" office:value-type="percentage" office:value="0.999786209238276" calcext:value-type="percentage">
            <text:p>99,98 %</text:p>
          </table:table-cell>
          <table:table-cell office:value-type="float" office:value="159.034" calcext:value-type="float">
            <text:p>1,59034E+02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9]/[.K9]" office:value-type="percentage" office:value="0.999786209238276" calcext:value-type="percentage">
            <text:p>99,98 %</text:p>
          </table:table-cell>
          <table:table-cell table:number-columns-repeated="1010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366" calcext:value-type="float">
            <text:p>366</text:p>
          </table:table-cell>
          <table:table-cell office:value-type="float" office:value="371.26" calcext:value-type="float">
            <text:p>3,71260E+02</text:p>
          </table:table-cell>
          <table:table-cell office:value-type="float" office:value="1.03956" calcext:value-type="float">
            <text:p>1,03956</text:p>
          </table:table-cell>
          <table:table-cell office:value-type="percentage" office:value="0.9861" calcext:value-type="percentage">
            <text:p>98,61 %</text:p>
          </table:table-cell>
          <table:table-cell table:formula="of:=[.$B10]/[.C10]" office:value-type="percentage" office:value="0.985832031460432" calcext:value-type="percentage">
            <text:p>98,58 %</text:p>
          </table:table-cell>
          <table:table-cell office:value-type="float" office:value="366.072" calcext:value-type="float">
            <text:p>3,66072E+02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10]/[.G10]" office:value-type="percentage" office:value="0.999803317380187" calcext:value-type="percentage">
            <text:p>99,98 %</text:p>
          </table:table-cell>
          <table:table-cell office:value-type="float" office:value="366.072" calcext:value-type="float">
            <text:p>3,66072E+02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10]/[.K10]" office:value-type="percentage" office:value="0.999803317380187" calcext:value-type="percentage">
            <text:p>99,98 %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862" calcext:value-type="float">
            <text:p>862</text:p>
          </table:table-cell>
          <table:table-cell office:value-type="float" office:value="878.063" calcext:value-type="float">
            <text:p>8,78063E+02</text:p>
          </table:table-cell>
          <table:table-cell office:value-type="float" office:value="1.04915" calcext:value-type="float">
            <text:p>1,04915</text:p>
          </table:table-cell>
          <table:table-cell office:value-type="percentage" office:value="0.9823" calcext:value-type="percentage">
            <text:p>98,23 %</text:p>
          </table:table-cell>
          <table:table-cell table:formula="of:=[.$B11]/[.C11]" office:value-type="percentage" office:value="0.981706324033697" calcext:value-type="percentage">
            <text:p>98,17 %</text:p>
          </table:table-cell>
          <table:table-cell office:value-type="float" office:value="862.504" calcext:value-type="float">
            <text:p>8,62504E+02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11]/[.G11]" office:value-type="percentage" office:value="0.999415654883919" calcext:value-type="percentage">
            <text:p>99,94 %</text:p>
          </table:table-cell>
          <table:table-cell office:value-type="float" office:value="862.504" calcext:value-type="float">
            <text:p>8,62504E+02</text:p>
          </table:table-cell>
          <table:table-cell office:value-type="float" office:value="1" calcext:value-type="float">
            <text:p>1,00000</text:p>
          </table:table-cell>
          <table:table-cell office:value-type="percentage" office:value="1" calcext:value-type="percentage">
            <text:p>100,00 %</text:p>
          </table:table-cell>
          <table:table-cell table:style-name="ce10" table:formula="of:=[.$B11]/[.K11]" office:value-type="percentage" office:value="0.999415654883919" calcext:value-type="percentage">
            <text:p>99,94 %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1904" calcext:value-type="float">
            <text:p>1904</text:p>
          </table:table-cell>
          <table:table-cell office:value-type="float" office:value="1952.04" calcext:value-type="float">
            <text:p>1,95204E+03</text:p>
          </table:table-cell>
          <table:table-cell office:value-type="float" office:value="1.06764" calcext:value-type="float">
            <text:p>1,06764</text:p>
          </table:table-cell>
          <table:table-cell office:value-type="percentage" office:value="0.976" calcext:value-type="percentage">
            <text:p>97,60 %</text:p>
          </table:table-cell>
          <table:table-cell table:formula="of:=[.$B12]/[.C12]" office:value-type="percentage" office:value="0.975389848568677" calcext:value-type="percentage">
            <text:p>97,54 %</text:p>
          </table:table-cell>
          <table:table-cell office:value-type="float" office:value="1916.98" calcext:value-type="float">
            <text:p>1,91698E+03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938" calcext:value-type="percentage">
            <text:p>99,38 %</text:p>
          </table:table-cell>
          <table:table-cell table:style-name="ce10" table:formula="of:=[.$B12]/[.G12]" office:value-type="percentage" office:value="0.993228933009212" calcext:value-type="percentage">
            <text:p>99,32 %</text:p>
          </table:table-cell>
          <table:table-cell office:value-type="float" office:value="1916.98" calcext:value-type="float">
            <text:p>1,91698E+03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938" calcext:value-type="percentage">
            <text:p>99,38 %</text:p>
          </table:table-cell>
          <table:table-cell table:style-name="ce10" table:formula="of:=[.$B12]/[.K12]" office:value-type="percentage" office:value="0.993228933009212" calcext:value-type="percentage">
            <text:p>99,32 %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4538" calcext:value-type="float">
            <text:p>4538</text:p>
          </table:table-cell>
          <table:table-cell office:value-type="float" office:value="4701.57" calcext:value-type="float">
            <text:p>4,70157E+03</text:p>
          </table:table-cell>
          <table:table-cell office:value-type="float" office:value="1.09043" calcext:value-type="float">
            <text:p>1,09043</text:p>
          </table:table-cell>
          <table:table-cell office:value-type="percentage" office:value="0.9652" calcext:value-type="percentage">
            <text:p>96,52 %</text:p>
          </table:table-cell>
          <table:table-cell table:formula="of:=[.$B13]/[.C13]" office:value-type="percentage" office:value="0.965209493849927" calcext:value-type="percentage">
            <text:p>96,52 %</text:p>
          </table:table-cell>
          <table:table-cell office:value-type="float" office:value="4566.94" calcext:value-type="float">
            <text:p>4,56694E+03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935" calcext:value-type="percentage">
            <text:p>99,35 %</text:p>
          </table:table-cell>
          <table:table-cell table:style-name="ce10" table:formula="of:=[.$B13]/[.G13]" office:value-type="percentage" office:value="0.99366315300836" calcext:value-type="percentage">
            <text:p>99,37 %</text:p>
          </table:table-cell>
          <table:table-cell office:value-type="float" office:value="4566.94" calcext:value-type="float">
            <text:p>4,56694E+03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935" calcext:value-type="percentage">
            <text:p>99,35 %</text:p>
          </table:table-cell>
          <table:table-cell table:style-name="ce10" table:formula="of:=[.$B13]/[.K13]" office:value-type="percentage" office:value="0.99366315300836" calcext:value-type="percentage">
            <text:p>99,37 %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10238" calcext:value-type="float">
            <text:p>10238</text:p>
          </table:table-cell>
          <table:table-cell office:value-type="float" office:value="10812.5" calcext:value-type="float">
            <text:p>1,08125E+04</text:p>
          </table:table-cell>
          <table:table-cell office:value-type="float" office:value="1.10956" calcext:value-type="float">
            <text:p>1,10956</text:p>
          </table:table-cell>
          <table:table-cell office:value-type="percentage" office:value="0.9469" calcext:value-type="percentage">
            <text:p>94,69 %</text:p>
          </table:table-cell>
          <table:table-cell table:formula="of:=[.$B14]/[.C14]" office:value-type="percentage" office:value="0.946867052023121" calcext:value-type="percentage">
            <text:p>94,69 %</text:p>
          </table:table-cell>
          <table:table-cell office:value-type="float" office:value="10387.6" calcext:value-type="float">
            <text:p>1,03876E+04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858" calcext:value-type="percentage">
            <text:p>98,58 %</text:p>
          </table:table-cell>
          <table:table-cell table:style-name="ce10" table:formula="of:=[.$B14]/[.G14]" office:value-type="percentage" office:value="0.985598213254265" calcext:value-type="percentage">
            <text:p>98,56 %</text:p>
          </table:table-cell>
          <table:table-cell office:value-type="float" office:value="10387.6" calcext:value-type="float">
            <text:p>1,03876E+04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858" calcext:value-type="percentage">
            <text:p>98,58 %</text:p>
          </table:table-cell>
          <table:table-cell table:style-name="ce10" table:formula="of:=[.$B14]/[.K14]" office:value-type="percentage" office:value="0.985598213254265" calcext:value-type="percentage">
            <text:p>98,56 %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24098" calcext:value-type="float">
            <text:p>24098</text:p>
          </table:table-cell>
          <table:table-cell office:value-type="float" office:value="25878.8" calcext:value-type="float">
            <text:p>2,58788E+04</text:p>
          </table:table-cell>
          <table:table-cell office:value-type="float" office:value="1.14913" calcext:value-type="float">
            <text:p>1,14913</text:p>
          </table:table-cell>
          <table:table-cell office:value-type="percentage" office:value="0.9316" calcext:value-type="percentage">
            <text:p>93,16 %</text:p>
          </table:table-cell>
          <table:table-cell table:formula="of:=[.$B15]/[.C15]" office:value-type="percentage" office:value="0.931186917476854" calcext:value-type="percentage">
            <text:p>93,12 %</text:p>
          </table:table-cell>
          <table:table-cell office:value-type="float" office:value="24461.6" calcext:value-type="float">
            <text:p>2,44616E+04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849" calcext:value-type="percentage">
            <text:p>98,49 %</text:p>
          </table:table-cell>
          <table:table-cell table:style-name="ce10" table:formula="of:=[.$B15]/[.G15]" office:value-type="percentage" office:value="0.9851358864506" calcext:value-type="percentage">
            <text:p>98,51 %</text:p>
          </table:table-cell>
          <table:table-cell office:value-type="float" office:value="24438.7" calcext:value-type="float">
            <text:p>2,44387E+04</text:p>
          </table:table-cell>
          <table:table-cell office:value-type="float" office:value="1.01428" calcext:value-type="float">
            <text:p>1,01428</text:p>
          </table:table-cell>
          <table:table-cell office:value-type="percentage" office:value="0.9859" calcext:value-type="percentage">
            <text:p>98,59 %</text:p>
          </table:table-cell>
          <table:table-cell table:style-name="ce10" table:formula="of:=[.$B15]/[.K15]" office:value-type="percentage" office:value="0.986058996591472" calcext:value-type="percentage">
            <text:p>98,61 %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53186" calcext:value-type="float">
            <text:p>53186</text:p>
          </table:table-cell>
          <table:table-cell office:value-type="float" office:value="58603.6" calcext:value-type="float">
            <text:p>5,86036E+04</text:p>
          </table:table-cell>
          <table:table-cell office:value-type="float" office:value="1.17035" calcext:value-type="float">
            <text:p>1,17035</text:p>
          </table:table-cell>
          <table:table-cell office:value-type="percentage" office:value="0.9081" calcext:value-type="percentage">
            <text:p>90,81 %</text:p>
          </table:table-cell>
          <table:table-cell table:formula="of:=[.$B16]/[.C16]" office:value-type="percentage" office:value="0.907555167259349" calcext:value-type="percentage">
            <text:p>90,76 %</text:p>
          </table:table-cell>
          <table:table-cell office:value-type="float" office:value="54782.8" calcext:value-type="float">
            <text:p>5,47828E+04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714" calcext:value-type="percentage">
            <text:p>97,14 %</text:p>
          </table:table-cell>
          <table:table-cell table:style-name="ce10" table:formula="of:=[.$B16]/[.G16]" office:value-type="percentage" office:value="0.970852165278153" calcext:value-type="percentage">
            <text:p>97,09 %</text:p>
          </table:table-cell>
          <table:table-cell office:value-type="float" office:value="55042.5" calcext:value-type="float">
            <text:p>5,50425E+04</text:p>
          </table:table-cell>
          <table:table-cell office:value-type="float" office:value="1.01912" calcext:value-type="float">
            <text:p>1,01912</text:p>
          </table:table-cell>
          <table:table-cell office:value-type="percentage" office:value="0.9673" calcext:value-type="percentage">
            <text:p>96,73 %</text:p>
          </table:table-cell>
          <table:table-cell table:style-name="ce10" table:formula="of:=[.$B16]/[.K16]" office:value-type="percentage" office:value="0.966271517463778" calcext:value-type="percentage">
            <text:p>96,63 %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123435" calcext:value-type="float">
            <text:p>123435</text:p>
          </table:table-cell>
          <table:table-cell office:value-type="float" office:value="139027" calcext:value-type="float">
            <text:p>1,39027E+05</text:p>
          </table:table-cell>
          <table:table-cell office:value-type="float" office:value="1.2123" calcext:value-type="float">
            <text:p>1,21230</text:p>
          </table:table-cell>
          <table:table-cell office:value-type="percentage" office:value="0.8877" calcext:value-type="percentage">
            <text:p>88,77 %</text:p>
          </table:table-cell>
          <table:table-cell table:formula="of:=[.$B17]/[.C17]" office:value-type="percentage" office:value="0.887849122832256" calcext:value-type="percentage">
            <text:p>88,78 %</text:p>
          </table:table-cell>
          <table:table-cell office:value-type="float" office:value="127423" calcext:value-type="float">
            <text:p>1,27423E+05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7" calcext:value-type="percentage">
            <text:p>97,00 %</text:p>
          </table:table-cell>
          <table:table-cell table:style-name="ce10" table:formula="of:=[.$B17]/[.G17]" office:value-type="percentage" office:value="0.96870266749331" calcext:value-type="percentage">
            <text:p>96,87 %</text:p>
          </table:table-cell>
          <table:table-cell office:value-type="float" office:value="128470" calcext:value-type="float">
            <text:p>1,28470E+05</text:p>
          </table:table-cell>
          <table:table-cell office:value-type="float" office:value="1.04336" calcext:value-type="float">
            <text:p>1,04336</text:p>
          </table:table-cell>
          <table:table-cell office:value-type="percentage" office:value="0.9621" calcext:value-type="percentage">
            <text:p>96,21 %</text:p>
          </table:table-cell>
          <table:table-cell table:style-name="ce10" table:formula="of:=[.$B17]/[.K17]" office:value-type="percentage" office:value="0.960807970732467" calcext:value-type="percentage">
            <text:p>96,08 %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268416" calcext:value-type="float">
            <text:p>268416</text:p>
          </table:table-cell>
          <table:table-cell office:value-type="float" office:value="311137" calcext:value-type="float">
            <text:p>3,11137E+05</text:p>
          </table:table-cell>
          <table:table-cell office:value-type="float" office:value="1.24474" calcext:value-type="float">
            <text:p>1,24474</text:p>
          </table:table-cell>
          <table:table-cell office:value-type="percentage" office:value="0.8628" calcext:value-type="percentage">
            <text:p>86,28 %</text:p>
          </table:table-cell>
          <table:table-cell table:formula="of:=[.$B18]/[.C18]" office:value-type="percentage" office:value="0.862693925826886" calcext:value-type="percentage">
            <text:p>86,27 %</text:p>
          </table:table-cell>
          <table:table-cell office:value-type="float" office:value="280532" calcext:value-type="float">
            <text:p>2,80532E+05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577" calcext:value-type="percentage">
            <text:p>95,77 %</text:p>
          </table:table-cell>
          <table:table-cell table:style-name="ce10" table:formula="of:=[.$B18]/[.G18]" office:value-type="percentage" office:value="0.956810631229236" calcext:value-type="percentage">
            <text:p>95,68 %</text:p>
          </table:table-cell>
          <table:table-cell office:value-type="float" office:value="284921" calcext:value-type="float">
            <text:p>2,84921E+05</text:p>
          </table:table-cell>
          <table:table-cell office:value-type="float" office:value="1.05539" calcext:value-type="float">
            <text:p>1,05539</text:p>
          </table:table-cell>
          <table:table-cell office:value-type="percentage" office:value="0.9423" calcext:value-type="percentage">
            <text:p>94,23 %</text:p>
          </table:table-cell>
          <table:table-cell table:style-name="ce10" table:formula="of:=[.$B18]/[.K18]" office:value-type="percentage" office:value="0.942071661969458" calcext:value-type="percentage">
            <text:p>94,21 %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616374" calcext:value-type="float">
            <text:p>616374</text:p>
          </table:table-cell>
          <table:table-cell office:value-type="float" office:value="733471" calcext:value-type="float">
            <text:p>7,33471E+05</text:p>
          </table:table-cell>
          <table:table-cell office:value-type="float" office:value="1.29557" calcext:value-type="float">
            <text:p>1,29557</text:p>
          </table:table-cell>
          <table:table-cell office:value-type="percentage" office:value="0.8404" calcext:value-type="percentage">
            <text:p>84,04 %</text:p>
          </table:table-cell>
          <table:table-cell table:formula="of:=[.$B19]/[.C19]" office:value-type="percentage" office:value="0.840352242965298" calcext:value-type="percentage">
            <text:p>84,04 %</text:p>
          </table:table-cell>
          <table:table-cell office:value-type="float" office:value="645355" calcext:value-type="float">
            <text:p>6,45355E+05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558" calcext:value-type="percentage">
            <text:p>95,58 %</text:p>
          </table:table-cell>
          <table:table-cell table:style-name="ce10" table:formula="of:=[.$B19]/[.G19]" office:value-type="percentage" office:value="0.955092933346763" calcext:value-type="percentage">
            <text:p>95,51 %</text:p>
          </table:table-cell>
          <table:table-cell office:value-type="float" office:value="660580" calcext:value-type="float">
            <text:p>6,60580E+05</text:p>
          </table:table-cell>
          <table:table-cell office:value-type="float" office:value="1.08584" calcext:value-type="float">
            <text:p>1,08584</text:p>
          </table:table-cell>
          <table:table-cell office:value-type="percentage" office:value="0.9321" calcext:value-type="percentage">
            <text:p>93,21 %</text:p>
          </table:table-cell>
          <table:table-cell table:style-name="ce10" table:formula="of:=[.$B19]/[.K19]" office:value-type="percentage" office:value="0.933080020587968" calcext:value-type="percentage">
            <text:p>93,31 %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1326882" calcext:value-type="float">
            <text:p>1326882</text:p>
          </table:table-cell>
          <table:table-cell office:value-type="float" office:value="1632540" calcext:value-type="float">
            <text:p>1,63254E+06</text:p>
          </table:table-cell>
          <table:table-cell office:value-type="float" office:value="1.34003" calcext:value-type="float">
            <text:p>1,34003</text:p>
          </table:table-cell>
          <table:table-cell office:value-type="percentage" office:value="0.8117" calcext:value-type="percentage">
            <text:p>81,17 %</text:p>
          </table:table-cell>
          <table:table-cell table:formula="of:=[.$B20]/[.C20]" office:value-type="percentage" office:value="0.812771509427028" calcext:value-type="percentage">
            <text:p>81,28 %</text:p>
          </table:table-cell>
          <table:table-cell office:value-type="float" office:value="1413350" calcext:value-type="float">
            <text:p>1,41335E+06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393" calcext:value-type="percentage">
            <text:p>93,93 %</text:p>
          </table:table-cell>
          <table:table-cell table:style-name="ce10" table:formula="of:=[.$B20]/[.G20]" office:value-type="percentage" office:value="0.938820532776736" calcext:value-type="percentage">
            <text:p>93,88 %</text:p>
          </table:table-cell>
          <table:table-cell office:value-type="float" office:value="1463610" calcext:value-type="float">
            <text:p>1,46361E+06</text:p>
          </table:table-cell>
          <table:table-cell office:value-type="float" office:value="1.10627" calcext:value-type="float">
            <text:p>1,10627</text:p>
          </table:table-cell>
          <table:table-cell office:value-type="percentage" office:value="0.9058" calcext:value-type="percentage">
            <text:p>90,58 %</text:p>
          </table:table-cell>
          <table:table-cell table:style-name="ce10" table:formula="of:=[.$B20]/[.K20]" office:value-type="percentage" office:value="0.906581671346875" calcext:value-type="percentage">
            <text:p>90,66 %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3021126" calcext:value-type="float">
            <text:p>3021126</text:p>
          </table:table-cell>
          <table:table-cell office:value-type="float" office:value="3842100" calcext:value-type="float">
            <text:p>3,84210E+06</text:p>
          </table:table-cell>
          <table:table-cell office:value-type="float" office:value="1.39557" calcext:value-type="float">
            <text:p>1,39557</text:p>
          </table:table-cell>
          <table:table-cell office:value-type="percentage" office:value="0.7847" calcext:value-type="percentage">
            <text:p>78,47 %</text:p>
          </table:table-cell>
          <table:table-cell table:formula="of:=[.$B21]/[.C21]" office:value-type="percentage" office:value="0.786321542906223" calcext:value-type="percentage">
            <text:p>78,63 %</text:p>
          </table:table-cell>
          <table:table-cell office:value-type="float" office:value="3226200" calcext:value-type="float">
            <text:p>3,22620E+06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359" calcext:value-type="percentage">
            <text:p>93,59 %</text:p>
          </table:table-cell>
          <table:table-cell table:style-name="ce10" table:formula="of:=[.$B21]/[.G21]" office:value-type="percentage" office:value="0.936434814952576" calcext:value-type="percentage">
            <text:p>93,64 %</text:p>
          </table:table-cell>
          <table:table-cell office:value-type="float" office:value="3384040" calcext:value-type="float">
            <text:p>3,38404E+06</text:p>
          </table:table-cell>
          <table:table-cell office:value-type="float" office:value="1.14171" calcext:value-type="float">
            <text:p>1,14171</text:p>
          </table:table-cell>
          <table:table-cell office:value-type="percentage" office:value="0.8909" calcext:value-type="percentage">
            <text:p>89,09 %</text:p>
          </table:table-cell>
          <table:table-cell table:style-name="ce10" table:formula="of:=[.$B21]/[.K21]" office:value-type="percentage" office:value="0.892757177811137" calcext:value-type="percentage">
            <text:p>89,28 %</text:p>
          </table:table-cell>
          <table:table-cell table:number-columns-repeated="1010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6438828" calcext:value-type="float">
            <text:p>6438828</text:p>
          </table:table-cell>
          <table:table-cell office:value-type="float" office:value="8521750" calcext:value-type="float">
            <text:p>8,52175E+06</text:p>
          </table:table-cell>
          <table:table-cell office:value-type="float" office:value="1.44735" calcext:value-type="float">
            <text:p>1,44735</text:p>
          </table:table-cell>
          <table:table-cell office:value-type="percentage" office:value="0.7542" calcext:value-type="percentage">
            <text:p>75,42 %</text:p>
          </table:table-cell>
          <table:table-cell table:formula="of:=[.$B22]/[.C22]" office:value-type="percentage" office:value="0.755575791357409" calcext:value-type="percentage">
            <text:p>75,56 %</text:p>
          </table:table-cell>
          <table:table-cell office:value-type="float" office:value="6992880" calcext:value-type="float">
            <text:p>6,99288E+06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18" calcext:value-type="percentage">
            <text:p>91,80 %</text:p>
          </table:table-cell>
          <table:table-cell table:style-name="ce10" table:formula="of:=[.$B22]/[.G22]" office:value-type="percentage" office:value="0.920769125167313" calcext:value-type="percentage">
            <text:p>92,08 %</text:p>
          </table:table-cell>
          <table:table-cell office:value-type="float" office:value="7447400" calcext:value-type="float">
            <text:p>7,44740E+06</text:p>
          </table:table-cell>
          <table:table-cell office:value-type="float" office:value="1.16886" calcext:value-type="float">
            <text:p>1,16886</text:p>
          </table:table-cell>
          <table:table-cell office:value-type="percentage" office:value="0.862" calcext:value-type="percentage">
            <text:p>86,20 %</text:p>
          </table:table-cell>
          <table:table-cell table:style-name="ce10" table:formula="of:=[.$B22]/[.K22]" office:value-type="percentage" office:value="0.86457394526949" calcext:value-type="percentage">
            <text:p>86,46 %</text:p>
          </table:table-cell>
          <table:table-cell table:number-columns-repeated="1010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14524718" calcext:value-type="float">
            <text:p>14524718</text:p>
          </table:table-cell>
          <table:table-cell office:value-type="float" office:value="19984500" calcext:value-type="float">
            <text:p>1,99845E+07</text:p>
          </table:table-cell>
          <table:table-cell office:value-type="float" office:value="1.5158" calcext:value-type="float">
            <text:p>1,51580</text:p>
          </table:table-cell>
          <table:table-cell office:value-type="percentage" office:value="0.7257" calcext:value-type="percentage">
            <text:p>72,57 %</text:p>
          </table:table-cell>
          <table:table-cell table:formula="of:=[.$B23]/[.C23]" office:value-type="percentage" office:value="0.726799169356251" calcext:value-type="percentage">
            <text:p>72,68 %</text:p>
          </table:table-cell>
          <table:table-cell office:value-type="float" office:value="15863700" calcext:value-type="float">
            <text:p>1,58637E+07</text:p>
          </table:table-cell>
          <table:table-cell office:value-type="float" office:value="1" calcext:value-type="float">
            <text:p>1,00000</text:p>
          </table:table-cell>
          <table:table-cell office:value-type="percentage" office:value="0.9136" calcext:value-type="percentage">
            <text:p>91,36 %</text:p>
          </table:table-cell>
          <table:table-cell table:style-name="ce10" table:formula="of:=[.$B23]/[.G23]" office:value-type="percentage" office:value="0.915594596468667" calcext:value-type="percentage">
            <text:p>91,56 %</text:p>
          </table:table-cell>
          <table:table-cell office:value-type="float" office:value="17192800" calcext:value-type="float">
            <text:p>1,71928E+07</text:p>
          </table:table-cell>
          <table:table-cell office:value-type="float" office:value="1.21324" calcext:value-type="float">
            <text:p>1,21324</text:p>
          </table:table-cell>
          <table:table-cell office:value-type="percentage" office:value="0.8435" calcext:value-type="percentage">
            <text:p>84,35 %</text:p>
          </table:table-cell>
          <table:table-cell table:style-name="ce10" table:formula="of:=[.$B23]/[.K23]" office:value-type="percentage" office:value="0.844813991903587" calcext:value-type="percentage">
            <text:p>84,48 %</text:p>
          </table:table-cell>
          <table:table-cell table:number-columns-repeated="1010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30633586" calcext:value-type="float">
            <text:p>30633586</text:p>
          </table:table-cell>
          <table:table-cell office:value-type="float" office:value="44031400" calcext:value-type="float">
            <text:p>4,40314E+07</text:p>
          </table:table-cell>
          <table:table-cell office:value-type="float" office:value="1.58411" calcext:value-type="float">
            <text:p>1,58411</text:p>
          </table:table-cell>
          <table:table-cell office:value-type="percentage" office:value="0.6944" calcext:value-type="percentage">
            <text:p>69,44 %</text:p>
          </table:table-cell>
          <table:table-cell table:formula="of:=[.$B24]/[.C24]" office:value-type="percentage" office:value="0.695721371566655" calcext:value-type="percentage">
            <text:p>69,57 %</text:p>
          </table:table-cell>
          <table:table-cell office:value-type="float" office:value="34203400" calcext:value-type="float">
            <text:p>3,42034E+07</text:p>
          </table:table-cell>
          <table:table-cell office:value-type="float" office:value="1.00338" calcext:value-type="float">
            <text:p>1,00338</text:p>
          </table:table-cell>
          <table:table-cell office:value-type="percentage" office:value="0.895" calcext:value-type="percentage">
            <text:p>89,50 %</text:p>
          </table:table-cell>
          <table:table-cell table:style-name="ce10" table:formula="of:=[.$B24]/[.G24]" office:value-type="percentage" office:value="0.895629849664068" calcext:value-type="percentage">
            <text:p>89,56 %</text:p>
          </table:table-cell>
          <table:table-cell office:value-type="float" office:value="37661000" calcext:value-type="float">
            <text:p>3,76610E+07</text:p>
          </table:table-cell>
          <table:table-cell office:value-type="float" office:value="1.25111" calcext:value-type="float">
            <text:p>1,25111</text:p>
          </table:table-cell>
          <table:table-cell office:value-type="percentage" office:value="0.8122" calcext:value-type="percentage">
            <text:p>81,22 %</text:p>
          </table:table-cell>
          <table:table-cell table:style-name="ce10" table:formula="of:=[.$B24]/[.K24]" office:value-type="percentage" office:value="0.813403414673004" calcext:value-type="percentage">
            <text:p>81,34 %</text:p>
          </table:table-cell>
          <table:table-cell table:number-columns-repeated="1010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68513713" calcext:value-type="float">
            <text:p>68513713</text:p>
          </table:table-cell>
          <table:table-cell office:value-type="float" office:value="102804000" calcext:value-type="float">
            <text:p>1,02804E+08</text:p>
          </table:table-cell>
          <table:table-cell office:value-type="float" office:value="1.66317" calcext:value-type="float">
            <text:p>1,66317</text:p>
          </table:table-cell>
          <table:table-cell office:value-type="percentage" office:value="0.6641" calcext:value-type="percentage">
            <text:p>66,41 %</text:p>
          </table:table-cell>
          <table:table-cell table:formula="of:=[.$B25]/[.C25]" office:value-type="percentage" office:value="0.666449875491226" calcext:value-type="percentage">
            <text:p>66,64 %</text:p>
          </table:table-cell>
          <table:table-cell office:value-type="float" office:value="76892700" calcext:value-type="float">
            <text:p>7,68927E+07</text:p>
          </table:table-cell>
          <table:table-cell office:value-type="float" office:value="1.01662" calcext:value-type="float">
            <text:p>1,01662</text:p>
          </table:table-cell>
          <table:table-cell office:value-type="percentage" office:value="0.8897" calcext:value-type="percentage">
            <text:p>88,97 %</text:p>
          </table:table-cell>
          <table:table-cell table:style-name="ce10" table:formula="of:=[.$B25]/[.G25]" office:value-type="percentage" office:value="0.891030136801023" calcext:value-type="percentage">
            <text:p>89,10 %</text:p>
          </table:table-cell>
          <table:table-cell office:value-type="float" office:value="86505800" calcext:value-type="float">
            <text:p>8,65058E+07</text:p>
          </table:table-cell>
          <table:table-cell office:value-type="float" office:value="1.30324" calcext:value-type="float">
            <text:p>1,30324</text:p>
          </table:table-cell>
          <table:table-cell office:value-type="percentage" office:value="0.7898" calcext:value-type="percentage">
            <text:p>78,98 %</text:p>
          </table:table-cell>
          <table:table-cell table:style-name="ce10" table:formula="of:=[.$B25]/[.K25]" office:value-type="percentage" office:value="0.792012940172798" calcext:value-type="percentage">
            <text:p>79,20 %</text:p>
          </table:table-cell>
          <table:table-cell table:number-columns-repeated="1010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143106496" calcext:value-type="float">
            <text:p>143106496</text:p>
          </table:table-cell>
          <table:table-cell office:value-type="float" office:value="226000000" calcext:value-type="float">
            <text:p>2,26000E+08</text:p>
          </table:table-cell>
          <table:table-cell office:value-type="float" office:value="1.75273" calcext:value-type="float">
            <text:p>1,75273</text:p>
          </table:table-cell>
          <table:table-cell office:value-type="percentage" office:value="0.6322" calcext:value-type="percentage">
            <text:p>63,22 %</text:p>
          </table:table-cell>
          <table:table-cell table:formula="of:=[.$B26]/[.C26]" office:value-type="percentage" office:value="0.633214584070796" calcext:value-type="percentage">
            <text:p>63,32 %</text:p>
          </table:table-cell>
          <table:table-cell office:value-type="float" office:value="165310000" calcext:value-type="float">
            <text:p>1,65310E+08</text:p>
          </table:table-cell>
          <table:table-cell office:value-type="float" office:value="1.0266" calcext:value-type="float">
            <text:p>1,02660</text:p>
          </table:table-cell>
          <table:table-cell office:value-type="percentage" office:value="0.8651" calcext:value-type="percentage">
            <text:p>86,51 %</text:p>
          </table:table-cell>
          <table:table-cell table:style-name="ce10" table:formula="of:=[.$B26]/[.G26]" office:value-type="percentage" office:value="0.865685657250015" calcext:value-type="percentage">
            <text:p>86,57 %</text:p>
          </table:table-cell>
          <table:table-cell office:value-type="float" office:value="188956000" calcext:value-type="float">
            <text:p>1,88956E+08</text:p>
          </table:table-cell>
          <table:table-cell office:value-type="float" office:value="1.35169" calcext:value-type="float">
            <text:p>1,35169</text:p>
          </table:table-cell>
          <table:table-cell office:value-type="percentage" office:value="0.7561" calcext:value-type="percentage">
            <text:p>75,61 %</text:p>
          </table:table-cell>
          <table:table-cell table:style-name="ce10" table:formula="of:=[.$B26]/[.K26]" office:value-type="percentage" office:value="0.75735354262368" calcext:value-type="percentage">
            <text:p>75,74 %</text:p>
          </table:table-cell>
          <table:table-cell table:number-columns-repeated="1010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float" office:value="317305688" calcext:value-type="float">
            <text:p>317305688</text:p>
          </table:table-cell>
          <table:table-cell office:value-type="float" office:value="528644000" calcext:value-type="float">
            <text:p>5,28644E+08</text:p>
          </table:table-cell>
          <table:table-cell office:value-type="float" office:value="1.84663" calcext:value-type="float">
            <text:p>1,84663</text:p>
          </table:table-cell>
          <table:table-cell office:value-type="percentage" office:value="0.6013" calcext:value-type="percentage">
            <text:p>60,13 %</text:p>
          </table:table-cell>
          <table:table-cell table:formula="of:=[.$B27]/[.C27]" office:value-type="percentage" office:value="0.600225649019" calcext:value-type="percentage">
            <text:p>60,02 %</text:p>
          </table:table-cell>
          <table:table-cell office:value-type="float" office:value="370649000" calcext:value-type="float">
            <text:p>3,70649E+08</text:p>
          </table:table-cell>
          <table:table-cell office:value-type="float" office:value="1.05153" calcext:value-type="float">
            <text:p>1,05153</text:p>
          </table:table-cell>
          <table:table-cell office:value-type="percentage" office:value="0.8551" calcext:value-type="percentage">
            <text:p>85,51 %</text:p>
          </table:table-cell>
          <table:table-cell table:style-name="ce10" table:formula="of:=[.$B27]/[.G27]" office:value-type="percentage" office:value="0.856081327617233" calcext:value-type="percentage">
            <text:p>85,61 %</text:p>
          </table:table-cell>
          <table:table-cell office:value-type="float" office:value="432960000" calcext:value-type="float">
            <text:p>4,32960E+08</text:p>
          </table:table-cell>
          <table:table-cell office:value-type="float" office:value="1.41324" calcext:value-type="float">
            <text:p>1,41324</text:p>
          </table:table-cell>
          <table:table-cell office:value-type="percentage" office:value="0.7312" calcext:value-type="percentage">
            <text:p>73,12 %</text:p>
          </table:table-cell>
          <table:table-cell table:style-name="ce10" table:formula="of:=[.$B27]/[.K27]" office:value-type="percentage" office:value="0.73287529563932" calcext:value-type="percentage">
            <text:p>73,29 %</text:p>
          </table:table-cell>
          <table:table-cell table:number-columns-repeated="1010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float" office:value="656178756" calcext:value-type="float">
            <text:p>656178756</text:p>
          </table:table-cell>
          <table:table-cell office:value-type="float" office:value="1152850000" calcext:value-type="float">
            <text:p>1,15285E+09</text:p>
          </table:table-cell>
          <table:table-cell office:value-type="float" office:value="1.94957" calcext:value-type="float">
            <text:p>1,94957</text:p>
          </table:table-cell>
          <table:table-cell office:value-type="percentage" office:value="0.5689" calcext:value-type="percentage">
            <text:p>56,89 %</text:p>
          </table:table-cell>
          <table:table-cell table:formula="of:=[.$B28]/[.C28]" office:value-type="percentage" office:value="0.569179646961877" calcext:value-type="percentage">
            <text:p>56,92 %</text:p>
          </table:table-cell>
          <table:table-cell office:value-type="float" office:value="794446000" calcext:value-type="float">
            <text:p>7,94446E+08</text:p>
          </table:table-cell>
          <table:table-cell office:value-type="float" office:value="1.0716" calcext:value-type="float">
            <text:p>1,07160</text:p>
          </table:table-cell>
          <table:table-cell office:value-type="percentage" office:value="0.8257" calcext:value-type="percentage">
            <text:p>82,57 %</text:p>
          </table:table-cell>
          <table:table-cell table:style-name="ce10" table:formula="of:=[.$B28]/[.G28]" office:value-type="percentage" office:value="0.825957656026967" calcext:value-type="percentage">
            <text:p>82,60 %</text:p>
          </table:table-cell>
          <table:table-cell office:value-type="float" office:value="938472000" calcext:value-type="float">
            <text:p>9,38472E+08</text:p>
          </table:table-cell>
          <table:table-cell office:value-type="float" office:value="1.47756" calcext:value-type="float">
            <text:p>1,47756</text:p>
          </table:table-cell>
          <table:table-cell office:value-type="percentage" office:value="0.6968" calcext:value-type="percentage">
            <text:p>69,68 %</text:p>
          </table:table-cell>
          <table:table-cell table:style-name="ce10" table:formula="of:=[.$B28]/[.K28]" office:value-type="percentage" office:value="0.699199076797177" calcext:value-type="percentage">
            <text:p>69,92 %</text:p>
          </table:table-cell>
          <table:table-cell table:number-columns-repeated="1010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float" office:value="1442068376" calcext:value-type="float">
            <text:p>1442068376</text:p>
          </table:table-cell>
          <table:table-cell office:value-type="float" office:value="2669890000" calcext:value-type="float">
            <text:p>2,66989E+09</text:p>
          </table:table-cell>
          <table:table-cell office:value-type="float" office:value="2.06335" calcext:value-type="float">
            <text:p>2,06335</text:p>
          </table:table-cell>
          <table:table-cell office:value-type="percentage" office:value="0.5379" calcext:value-type="percentage">
            <text:p>53,79 %</text:p>
          </table:table-cell>
          <table:table-cell table:formula="of:=[.$B29]/[.C29]" office:value-type="percentage" office:value="0.540122767604658" calcext:value-type="percentage">
            <text:p>54,01 %</text:p>
          </table:table-cell>
          <table:table-cell office:value-type="float" office:value="1787850000" calcext:value-type="float">
            <text:p>1,78785E+09</text:p>
          </table:table-cell>
          <table:table-cell office:value-type="float" office:value="1.10588" calcext:value-type="float">
            <text:p>1,10588</text:p>
          </table:table-cell>
          <table:table-cell office:value-type="percentage" office:value="0.8105" calcext:value-type="percentage">
            <text:p>81,05 %</text:p>
          </table:table-cell>
          <table:table-cell table:style-name="ce10" table:formula="of:=[.$B29]/[.G29]" office:value-type="percentage" office:value="0.806593604608888" calcext:value-type="percentage">
            <text:p>80,66 %</text:p>
          </table:table-cell>
          <table:table-cell office:value-type="float" office:value="2142370000" calcext:value-type="float">
            <text:p>2,14237E+09</text:p>
          </table:table-cell>
          <table:table-cell office:value-type="float" office:value="1.55049" calcext:value-type="float">
            <text:p>1,55049</text:p>
          </table:table-cell>
          <table:table-cell office:value-type="percentage" office:value="0.6687" calcext:value-type="percentage">
            <text:p>66,87 %</text:p>
          </table:table-cell>
          <table:table-cell table:style-name="ce10" table:formula="of:=[.$B29]/[.K29]" office:value-type="percentage" office:value="0.673118264352096" calcext:value-type="percentage">
            <text:p>67,31 %</text:p>
          </table:table-cell>
          <table:table-cell table:number-columns-repeated="1010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float" office:value="2951523620" calcext:value-type="float">
            <text:p>2951523620</text:p>
          </table:table-cell>
          <table:table-cell office:value-type="float" office:value="5819400000" calcext:value-type="float">
            <text:p>5,81940E+09</text:p>
          </table:table-cell>
          <table:table-cell office:value-type="float" office:value="2.19884" calcext:value-type="float">
            <text:p>2,19884</text:p>
          </table:table-cell>
          <table:table-cell office:value-type="percentage" office:value="0.5073" calcext:value-type="percentage">
            <text:p>50,73 %</text:p>
          </table:table-cell>
          <table:table-cell table:formula="of:=[.$B30]/[.C30]" office:value-type="percentage" office:value="0.507186929924047" calcext:value-type="percentage">
            <text:p>50,72 %</text:p>
          </table:table-cell>
          <table:table-cell office:value-type="float" office:value="3808900000" calcext:value-type="float">
            <text:p>3,80890E+09</text:p>
          </table:table-cell>
          <table:table-cell office:value-type="float" office:value="1.13519" calcext:value-type="float">
            <text:p>1,13519</text:p>
          </table:table-cell>
          <table:table-cell office:value-type="percentage" office:value="0.7771" calcext:value-type="percentage">
            <text:p>77,71 %</text:p>
          </table:table-cell>
          <table:table-cell table:style-name="ce10" table:formula="of:=[.$B30]/[.G30]" office:value-type="percentage" office:value="0.77490184042637" calcext:value-type="percentage">
            <text:p>77,49 %</text:p>
          </table:table-cell>
          <table:table-cell office:value-type="float" office:value="4621990000" calcext:value-type="float">
            <text:p>4,62199E+09</text:p>
          </table:table-cell>
          <table:table-cell office:value-type="float" office:value="1.63016" calcext:value-type="float">
            <text:p>1,63016</text:p>
          </table:table-cell>
          <table:table-cell office:value-type="percentage" office:value="0.6337" calcext:value-type="percentage">
            <text:p>63,37 %</text:p>
          </table:table-cell>
          <table:table-cell table:style-name="ce10" table:formula="of:=[.$B30]/[.K30]" office:value-type="percentage" office:value="0.638582865821865" calcext:value-type="percentage">
            <text:p>63,86 %</text:p>
          </table:table-cell>
          <table:table-cell table:number-columns-repeated="1010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float" office:value="6427133737" calcext:value-type="float">
            <text:p>6427133737</text:p>
          </table:table-cell>
          <table:table-cell office:value-type="float" office:value="6756250000" calcext:value-type="float">
            <text:p>6,75625E+09</text:p>
          </table:table-cell>
          <table:table-cell office:value-type="float" office:value="2.33861" calcext:value-type="float">
            <text:p>2,33861</text:p>
          </table:table-cell>
          <table:table-cell office:value-type="percentage" office:value="0.4773" calcext:value-type="percentage">
            <text:p>47,73 %</text:p>
          </table:table-cell>
          <table:table-cell table:formula="of:=[.$B31]/[.C31]" office:value-type="percentage" office:value="0.951287139611471" calcext:value-type="percentage">
            <text:p>95,13 %</text:p>
          </table:table-cell>
          <table:table-cell office:value-type="float" office:value="8516020000" calcext:value-type="float">
            <text:p>8,51602E+09</text:p>
          </table:table-cell>
          <table:table-cell office:value-type="float" office:value="1.17669" calcext:value-type="float">
            <text:p>1,17669</text:p>
          </table:table-cell>
          <table:table-cell office:value-type="percentage" office:value="0.7574" calcext:value-type="percentage">
            <text:p>75,74 %</text:p>
          </table:table-cell>
          <table:table-cell table:style-name="ce10" table:formula="of:=[.$B31]/[.G31]" office:value-type="percentage" office:value="0.754710972613968" calcext:value-type="percentage">
            <text:p>75,47 %</text:p>
          </table:table-cell>
          <table:table-cell office:value-type="float" office:value="10565500000" calcext:value-type="float">
            <text:p>1,05655E+10</text:p>
          </table:table-cell>
          <table:table-cell office:value-type="float" office:value="1.71784" calcext:value-type="float">
            <text:p>1,71784</text:p>
          </table:table-cell>
          <table:table-cell office:value-type="percentage" office:value="0.6054" calcext:value-type="percentage">
            <text:p>60,54 %</text:p>
          </table:table-cell>
          <table:table-cell table:style-name="ce10" table:formula="of:=[.$B31]/[.K31]" office:value-type="percentage" office:value="0.608313258908712" calcext:value-type="percentage">
            <text:p>60,83 %</text:p>
          </table:table-cell>
          <table:table-cell table:number-columns-repeated="1010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float" office:value="13014920506" calcext:value-type="float">
            <text:p>13014920506</text:p>
          </table:table-cell>
          <table:table-cell office:value-type="float" office:value="14569700000" calcext:value-type="float">
            <text:p>1,45697E+10</text:p>
          </table:table-cell>
          <table:table-cell office:value-type="float" office:value="2.50064" calcext:value-type="float">
            <text:p>2,50064</text:p>
          </table:table-cell>
          <table:table-cell office:value-type="percentage" office:value="0.4456" calcext:value-type="percentage">
            <text:p>44,56 %</text:p>
          </table:table-cell>
          <table:table-cell table:formula="of:=[.$B32]/[.C32]" office:value-type="percentage" office:value="0.893286787373796" calcext:value-type="percentage">
            <text:p>89,33 %</text:p>
          </table:table-cell>
          <table:table-cell office:value-type="float" office:value="18123900000" calcext:value-type="float">
            <text:p>1,81239E+10</text:p>
          </table:table-cell>
          <table:table-cell office:value-type="float" office:value="1.21675" calcext:value-type="float">
            <text:p>1,21675</text:p>
          </table:table-cell>
          <table:table-cell office:value-type="percentage" office:value="0.7223" calcext:value-type="percentage">
            <text:p>72,23 %</text:p>
          </table:table-cell>
          <table:table-cell table:style-name="ce10" table:formula="of:=[.$B32]/[.G32]" office:value-type="percentage" office:value="0.71810816137807" calcext:value-type="percentage">
            <text:p>71,81 %</text:p>
          </table:table-cell>
          <table:table-cell office:value-type="float" office:value="22762600000" calcext:value-type="float">
            <text:p>2,27626E+10</text:p>
          </table:table-cell>
          <table:table-cell office:value-type="float" office:value="1.81567" calcext:value-type="float">
            <text:p>1,81567</text:p>
          </table:table-cell>
          <table:table-cell office:value-type="percentage" office:value="0.5696" calcext:value-type="percentage">
            <text:p>56,96 %</text:p>
          </table:table-cell>
          <table:table-cell table:style-name="ce10" table:formula="of:=[.$B32]/[.K32]" office:value-type="percentage" office:value="0.571767746478873" calcext:value-type="percentage">
            <text:p>57,18 %</text:p>
          </table:table-cell>
          <table:table-cell table:number-columns-repeated="1010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float" office:value="28070588413" calcext:value-type="float">
            <text:p>28070588413</text:p>
          </table:table-cell>
          <table:table-cell office:value-type="float" office:value="33715500000" calcext:value-type="float">
            <text:p>3,37155E+10</text:p>
          </table:table-cell>
          <table:table-cell office:value-type="float" office:value="2.65219" calcext:value-type="float">
            <text:p>2,65219</text:p>
          </table:table-cell>
          <table:table-cell office:value-type="percentage" office:value="0.4159" calcext:value-type="percentage">
            <text:p>41,59 %</text:p>
          </table:table-cell>
          <table:table-cell table:formula="of:=[.$B33]/[.C33]" office:value-type="percentage" office:value="0.832572211979653" calcext:value-type="percentage">
            <text:p>83,26 %</text:p>
          </table:table-cell>
          <table:table-cell office:value-type="float" office:value="40157400000" calcext:value-type="float">
            <text:p>4,01574E+10</text:p>
          </table:table-cell>
          <table:table-cell office:value-type="float" office:value="1.26778" calcext:value-type="float">
            <text:p>1,26778</text:p>
          </table:table-cell>
          <table:table-cell office:value-type="percentage" office:value="0.6989" calcext:value-type="percentage">
            <text:p>69,89 %</text:p>
          </table:table-cell>
          <table:table-cell table:style-name="ce10" table:formula="of:=[.$B33]/[.G33]" office:value-type="percentage" office:value="0.699014089881317" calcext:value-type="percentage">
            <text:p>69,90 %</text:p>
          </table:table-cell>
          <table:table-cell office:value-type="float" office:value="51929300000" calcext:value-type="float">
            <text:p>5,19293E+10</text:p>
          </table:table-cell>
          <table:table-cell office:value-type="float" office:value="1.9186" calcext:value-type="float">
            <text:p>1,91860</text:p>
          </table:table-cell>
          <table:table-cell office:value-type="percentage" office:value="0.541" calcext:value-type="percentage">
            <text:p>54,10 %</text:p>
          </table:table-cell>
          <table:table-cell table:style-name="ce10" table:formula="of:=[.$B33]/[.K33]" office:value-type="percentage" office:value="0.540553953413584" calcext:value-type="percentage">
            <text:p>54,06 %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1000000 samples each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default seed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29.468cm" svg:height="17.949cm" svg:x="0.225cm" svg:y="0.075cm">
            <draw:object draw:notify-on-update-of-ranges="Sheet1.F3:Sheet1.F33 Sheet1.E3:Sheet1.E33 Sheet1.N3:Sheet1.N33 Sheet1.M3:Sheet1.M33 Sheet1.J3:Sheet1.J33 Sheet1.I3:Sheet1.I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SimSun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09T19:04:07.792903630</meta:creation-date>
    <dc:date>2020-04-09T21:45:28.782664322</dc:date>
    <meta:editing-duration>PT1H12M12S</meta:editing-duration>
    <meta:editing-cycles>17</meta:editing-cycles>
    <meta:generator>LibreOffice/6.3.4.2.0$FreeBSD_X86_64 LibreOffice_project/30$Build-2</meta:generator>
    <meta:document-statistic meta:table-count="2" meta:cell-count="453" meta:object-count="1"/>
  </office:meta>
</office:document-meta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Fine_20_Dashed"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draw:stroke="dash" draw:stroke-dash="Fine_20_Dashed" svg:stroke-width="0.05cm" svg:stroke-color="#579d1c" draw:fill-color="#579d1c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draw:stroke="dash" draw:stroke-dash="Fine_20_Dashed" svg:stroke-width="0.05cm" svg:stroke-color="#ff420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469cm" svg:height="17.95cm" xlink:href=".." xlink:type="simple" chart:class="chart:line" chart:style-name="ch1">
        <chart:title svg:x="11.374cm" svg:y="0.495cm" chart:style-name="ch2">
          <text:p>deviances and acceptance rates</text:p>
        </chart:title>
        <chart:legend chart:legend-position="end" svg:x="25.445cm" svg:y="7.44cm" style:legend-expansion="high" chart:style-name="ch3"/>
        <chart:plot-area chart:style-name="ch4" table:cell-range-address="Sheet1.E3:Sheet1.F33 Sheet1.M3:Sheet1.N33 Sheet1.I3:Sheet1.J33" chart:data-source-has-labels="row" svg:x="1.586cm" svg:y="1.651cm" svg:width="23.27cm" svg:height="14.973cm">
          <chartooo:coordinate-region svg:x="3.171cm" svg:y="1.849cm" svg:width="21.277cm" svg:height="14.131cm"/>
          <chart:axis chart:dimension="x" chart:name="primary-x" chart:style-name="ch5">
            <chart:title svg:x="12.675cm" svg:y="16.983cm" chart:style-name="ch6">
              <text:p>sphere</text:p>
            </chart:title>
          </chart:axis>
          <chart:axis chart:dimension="y" chart:name="primary-y" chart:style-name="ch7">
            <chart:title svg:x="0.451cm" svg:y="10.852cm" chart:style-name="ch8">
              <text:p>%deviance/acceptance</text:p>
            </chart:title>
            <chart:grid chart:style-name="ch9" chart:class="major"/>
          </chart:axis>
          <chart:series chart:style-name="ch10" chart:values-cell-range-address="Sheet1.F3:Sheet1.F33" loext:label-string="&quot;default dev&quot;" chart:class="chart:line">
            <chart:data-point chart:repeated="31"/>
          </chart:series>
          <chart:series chart:style-name="ch11" chart:values-cell-range-address="Sheet1.E3:Sheet1.E33" loext:label-string="&quot;default acc&quot;" chart:class="chart:line">
            <chart:data-point chart:repeated="31"/>
          </chart:series>
          <chart:series chart:style-name="ch12" chart:values-cell-range-address="Sheet1.N3:Sheet1.N33" loext:label-string="&quot;10 step dev&quot;" chart:class="chart:line">
            <chart:data-point chart:repeated="31"/>
          </chart:series>
          <chart:series chart:style-name="ch13" chart:values-cell-range-address="Sheet1.M3:Sheet1.M33" loext:label-string="&quot;10 step acc&quot;" chart:class="chart:line">
            <chart:data-point chart:repeated="31"/>
          </chart:series>
          <chart:series chart:style-name="ch14" chart:values-cell-range-address="Sheet1.J3:Sheet1.J33" loext:label-string="&quot;20 step dev&quot;" chart:class="chart:line">
            <chart:data-point chart:repeated="31"/>
          </chart:series>
          <chart:series chart:style-name="ch15" chart:values-cell-range-address="Sheet1.I3:Sheet1.I33" loext:label-string="&quot;20 step acc&quot;" chart:class="chart:line">
            <chart:data-point chart:repeated="3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ault dev</text:p>
              </table:table-cell>
              <table:table-cell office:value-type="string">
                <text:p>default acc</text:p>
              </table:table-cell>
              <table:table-cell office:value-type="string">
                <text:p>10 step dev</text:p>
              </table:table-cell>
              <table:table-cell office:value-type="string">
                <text:p>10 step acc</text:p>
              </table:table-cell>
              <table:table-cell office:value-type="string">
                <text:p>20 step dev</text:p>
              </table:table-cell>
              <table:table-cell office:value-type="string">
                <text:p>20 step a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:Sheet1.F33</svg:desc>
                </draw:g>
              </table:table-cell>
              <table:table-cell office:value-type="float" office:value="1">
                <text:p>1</text:p>
                <draw:g>
                  <svg:desc>Sheet1.E3:Sheet1.E33</svg:desc>
                </draw:g>
              </table:table-cell>
              <table:table-cell office:value-type="float" office:value="1">
                <text:p>1</text:p>
                <draw:g>
                  <svg:desc>Sheet1.N3:Sheet1.N33</svg:desc>
                </draw:g>
              </table:table-cell>
              <table:table-cell office:value-type="float" office:value="1">
                <text:p>1</text:p>
                <draw:g>
                  <svg:desc>Sheet1.M3:Sheet1.M33</svg:desc>
                </draw:g>
              </table:table-cell>
              <table:table-cell office:value-type="float" office:value="1">
                <text:p>1</text:p>
                <draw:g>
                  <svg:desc>Sheet1.J3:Sheet1.J33</svg:desc>
                </draw:g>
              </table:table-cell>
              <table:table-cell office:value-type="float" office:value="1">
                <text:p>1</text:p>
                <draw:g>
                  <svg:desc>Sheet1.I3:Sheet1.I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9850022496625">
                <text:p>0.999850022496625</text:p>
              </table:table-cell>
              <table:table-cell office:value-type="float" office:value="1">
                <text:p>1</text:p>
              </table:table-cell>
              <table:table-cell office:value-type="float" office:value="0.999850022496625">
                <text:p>0.999850022496625</text:p>
              </table:table-cell>
              <table:table-cell office:value-type="float" office:value="1">
                <text:p>1</text:p>
              </table:table-cell>
              <table:table-cell office:value-type="float" office:value="0.999850022496625">
                <text:p>0.999850022496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9707777726511">
                <text:p>0.999707777726511</text:p>
              </table:table-cell>
              <table:table-cell office:value-type="float" office:value="1">
                <text:p>1</text:p>
              </table:table-cell>
              <table:table-cell office:value-type="float" office:value="0.999707777726511">
                <text:p>0.999707777726511</text:p>
              </table:table-cell>
              <table:table-cell office:value-type="float" office:value="1">
                <text:p>1</text:p>
              </table:table-cell>
              <table:table-cell office:value-type="float" office:value="0.999707777726511">
                <text:p>0.999707777726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9592353743239">
                <text:p>0.999592353743239</text:p>
              </table:table-cell>
              <table:table-cell office:value-type="float" office:value="1">
                <text:p>1</text:p>
              </table:table-cell>
              <table:table-cell office:value-type="float" office:value="0.999592353743239">
                <text:p>0.999592353743239</text:p>
              </table:table-cell>
              <table:table-cell office:value-type="float" office:value="1">
                <text:p>1</text:p>
              </table:table-cell>
              <table:table-cell office:value-type="float" office:value="0.999592353743239">
                <text:p>0.999592353743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9811356347859">
                <text:p>0.999811356347859</text:p>
              </table:table-cell>
              <table:table-cell office:value-type="float" office:value="1">
                <text:p>1</text:p>
              </table:table-cell>
              <table:table-cell office:value-type="float" office:value="0.999786209238276">
                <text:p>0.999786209238276</text:p>
              </table:table-cell>
              <table:table-cell office:value-type="float" office:value="1">
                <text:p>1</text:p>
              </table:table-cell>
              <table:table-cell office:value-type="float" office:value="0.999786209238276">
                <text:p>0.999786209238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5832031460432">
                <text:p>0.985832031460432</text:p>
              </table:table-cell>
              <table:table-cell office:value-type="float" office:value="0.9861">
                <text:p>0.9861</text:p>
              </table:table-cell>
              <table:table-cell office:value-type="float" office:value="0.999803317380187">
                <text:p>0.999803317380187</text:p>
              </table:table-cell>
              <table:table-cell office:value-type="float" office:value="1">
                <text:p>1</text:p>
              </table:table-cell>
              <table:table-cell office:value-type="float" office:value="0.999803317380187">
                <text:p>0.999803317380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1706324033697">
                <text:p>0.981706324033697</text:p>
              </table:table-cell>
              <table:table-cell office:value-type="float" office:value="0.9823">
                <text:p>0.9823</text:p>
              </table:table-cell>
              <table:table-cell office:value-type="float" office:value="0.999415654883919">
                <text:p>0.999415654883919</text:p>
              </table:table-cell>
              <table:table-cell office:value-type="float" office:value="1">
                <text:p>1</text:p>
              </table:table-cell>
              <table:table-cell office:value-type="float" office:value="0.999415654883919">
                <text:p>0.99941565488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5389848568677">
                <text:p>0.975389848568677</text:p>
              </table:table-cell>
              <table:table-cell office:value-type="float" office:value="0.976">
                <text:p>0.976</text:p>
              </table:table-cell>
              <table:table-cell office:value-type="float" office:value="0.993228933009212">
                <text:p>0.993228933009212</text:p>
              </table:table-cell>
              <table:table-cell office:value-type="float" office:value="0.9938">
                <text:p>0.9938</text:p>
              </table:table-cell>
              <table:table-cell office:value-type="float" office:value="0.993228933009212">
                <text:p>0.993228933009212</text:p>
              </table:table-cell>
              <table:table-cell office:value-type="float" office:value="0.9938">
                <text:p>0.9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65209493849927">
                <text:p>0.965209493849927</text:p>
              </table:table-cell>
              <table:table-cell office:value-type="float" office:value="0.9652">
                <text:p>0.9652</text:p>
              </table:table-cell>
              <table:table-cell office:value-type="float" office:value="0.99366315300836">
                <text:p>0.99366315300836</text:p>
              </table:table-cell>
              <table:table-cell office:value-type="float" office:value="0.9935">
                <text:p>0.9935</text:p>
              </table:table-cell>
              <table:table-cell office:value-type="float" office:value="0.99366315300836">
                <text:p>0.99366315300836</text:p>
              </table:table-cell>
              <table:table-cell office:value-type="float" office:value="0.9935">
                <text:p>0.9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46867052023121">
                <text:p>0.946867052023121</text:p>
              </table:table-cell>
              <table:table-cell office:value-type="float" office:value="0.9469">
                <text:p>0.9469</text:p>
              </table:table-cell>
              <table:table-cell office:value-type="float" office:value="0.985598213254265">
                <text:p>0.985598213254265</text:p>
              </table:table-cell>
              <table:table-cell office:value-type="float" office:value="0.9858">
                <text:p>0.9858</text:p>
              </table:table-cell>
              <table:table-cell office:value-type="float" office:value="0.985598213254265">
                <text:p>0.985598213254265</text:p>
              </table:table-cell>
              <table:table-cell office:value-type="float" office:value="0.9858">
                <text:p>0.9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1186917476854">
                <text:p>0.931186917476854</text:p>
              </table:table-cell>
              <table:table-cell office:value-type="float" office:value="0.9316">
                <text:p>0.9316</text:p>
              </table:table-cell>
              <table:table-cell office:value-type="float" office:value="0.986058996591472">
                <text:p>0.986058996591472</text:p>
              </table:table-cell>
              <table:table-cell office:value-type="float" office:value="0.9859">
                <text:p>0.9859</text:p>
              </table:table-cell>
              <table:table-cell office:value-type="float" office:value="0.9851358864506">
                <text:p>0.9851358864506</text:p>
              </table:table-cell>
              <table:table-cell office:value-type="float" office:value="0.9849">
                <text:p>0.9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7555167259349">
                <text:p>0.907555167259349</text:p>
              </table:table-cell>
              <table:table-cell office:value-type="float" office:value="0.9081">
                <text:p>0.9081</text:p>
              </table:table-cell>
              <table:table-cell office:value-type="float" office:value="0.966271517463778">
                <text:p>0.966271517463778</text:p>
              </table:table-cell>
              <table:table-cell office:value-type="float" office:value="0.9673">
                <text:p>0.9673</text:p>
              </table:table-cell>
              <table:table-cell office:value-type="float" office:value="0.970852165278153">
                <text:p>0.970852165278153</text:p>
              </table:table-cell>
              <table:table-cell office:value-type="float" office:value="0.9714">
                <text:p>0.9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7849122832256">
                <text:p>0.887849122832256</text:p>
              </table:table-cell>
              <table:table-cell office:value-type="float" office:value="0.8877">
                <text:p>0.8877</text:p>
              </table:table-cell>
              <table:table-cell office:value-type="float" office:value="0.960807970732467">
                <text:p>0.960807970732467</text:p>
              </table:table-cell>
              <table:table-cell office:value-type="float" office:value="0.9621">
                <text:p>0.9621</text:p>
              </table:table-cell>
              <table:table-cell office:value-type="float" office:value="0.96870266749331">
                <text:p>0.9687026674933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62693925826886">
                <text:p>0.862693925826886</text:p>
              </table:table-cell>
              <table:table-cell office:value-type="float" office:value="0.8628">
                <text:p>0.8628</text:p>
              </table:table-cell>
              <table:table-cell office:value-type="float" office:value="0.942071661969458">
                <text:p>0.942071661969458</text:p>
              </table:table-cell>
              <table:table-cell office:value-type="float" office:value="0.9423">
                <text:p>0.9423</text:p>
              </table:table-cell>
              <table:table-cell office:value-type="float" office:value="0.956810631229236">
                <text:p>0.956810631229236</text:p>
              </table:table-cell>
              <table:table-cell office:value-type="float" office:value="0.9577">
                <text:p>0.9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0352242965298">
                <text:p>0.840352242965298</text:p>
              </table:table-cell>
              <table:table-cell office:value-type="float" office:value="0.8404">
                <text:p>0.8404</text:p>
              </table:table-cell>
              <table:table-cell office:value-type="float" office:value="0.933080020587968">
                <text:p>0.933080020587968</text:p>
              </table:table-cell>
              <table:table-cell office:value-type="float" office:value="0.9321">
                <text:p>0.9321</text:p>
              </table:table-cell>
              <table:table-cell office:value-type="float" office:value="0.955092933346763">
                <text:p>0.955092933346763</text:p>
              </table:table-cell>
              <table:table-cell office:value-type="float" office:value="0.9558">
                <text:p>0.9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2771509427028">
                <text:p>0.812771509427028</text:p>
              </table:table-cell>
              <table:table-cell office:value-type="float" office:value="0.8117">
                <text:p>0.8117</text:p>
              </table:table-cell>
              <table:table-cell office:value-type="float" office:value="0.906581671346875">
                <text:p>0.906581671346875</text:p>
              </table:table-cell>
              <table:table-cell office:value-type="float" office:value="0.9058">
                <text:p>0.9058</text:p>
              </table:table-cell>
              <table:table-cell office:value-type="float" office:value="0.938820532776736">
                <text:p>0.938820532776736</text:p>
              </table:table-cell>
              <table:table-cell office:value-type="float" office:value="0.9393">
                <text:p>0.9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86321542906223">
                <text:p>0.786321542906223</text:p>
              </table:table-cell>
              <table:table-cell office:value-type="float" office:value="0.7847">
                <text:p>0.7847</text:p>
              </table:table-cell>
              <table:table-cell office:value-type="float" office:value="0.892757177811137">
                <text:p>0.892757177811137</text:p>
              </table:table-cell>
              <table:table-cell office:value-type="float" office:value="0.8909">
                <text:p>0.8909</text:p>
              </table:table-cell>
              <table:table-cell office:value-type="float" office:value="0.936434814952576">
                <text:p>0.936434814952576</text:p>
              </table:table-cell>
              <table:table-cell office:value-type="float" office:value="0.9359">
                <text:p>0.9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5575791357409">
                <text:p>0.755575791357409</text:p>
              </table:table-cell>
              <table:table-cell office:value-type="float" office:value="0.7542">
                <text:p>0.7542</text:p>
              </table:table-cell>
              <table:table-cell office:value-type="float" office:value="0.86457394526949">
                <text:p>0.86457394526949</text:p>
              </table:table-cell>
              <table:table-cell office:value-type="float" office:value="0.862">
                <text:p>0.862</text:p>
              </table:table-cell>
              <table:table-cell office:value-type="float" office:value="0.920769125167313">
                <text:p>0.920769125167313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26799169356251">
                <text:p>0.726799169356251</text:p>
              </table:table-cell>
              <table:table-cell office:value-type="float" office:value="0.7257">
                <text:p>0.7257</text:p>
              </table:table-cell>
              <table:table-cell office:value-type="float" office:value="0.844813991903587">
                <text:p>0.844813991903587</text:p>
              </table:table-cell>
              <table:table-cell office:value-type="float" office:value="0.8435">
                <text:p>0.8435</text:p>
              </table:table-cell>
              <table:table-cell office:value-type="float" office:value="0.915594596468667">
                <text:p>0.915594596468667</text:p>
              </table:table-cell>
              <table:table-cell office:value-type="float" office:value="0.9136">
                <text:p>0.9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5721371566655">
                <text:p>0.695721371566655</text:p>
              </table:table-cell>
              <table:table-cell office:value-type="float" office:value="0.6944">
                <text:p>0.6944</text:p>
              </table:table-cell>
              <table:table-cell office:value-type="float" office:value="0.813403414673004">
                <text:p>0.813403414673004</text:p>
              </table:table-cell>
              <table:table-cell office:value-type="float" office:value="0.8122">
                <text:p>0.8122</text:p>
              </table:table-cell>
              <table:table-cell office:value-type="float" office:value="0.895629849664068">
                <text:p>0.895629849664068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66449875491226">
                <text:p>0.666449875491226</text:p>
              </table:table-cell>
              <table:table-cell office:value-type="float" office:value="0.6641">
                <text:p>0.6641</text:p>
              </table:table-cell>
              <table:table-cell office:value-type="float" office:value="0.792012940172798">
                <text:p>0.792012940172798</text:p>
              </table:table-cell>
              <table:table-cell office:value-type="float" office:value="0.7898">
                <text:p>0.7898</text:p>
              </table:table-cell>
              <table:table-cell office:value-type="float" office:value="0.891030136801023">
                <text:p>0.891030136801023</text:p>
              </table:table-cell>
              <table:table-cell office:value-type="float" office:value="0.8897">
                <text:p>0.88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33214584070796">
                <text:p>0.633214584070796</text:p>
              </table:table-cell>
              <table:table-cell office:value-type="float" office:value="0.6322">
                <text:p>0.6322</text:p>
              </table:table-cell>
              <table:table-cell office:value-type="float" office:value="0.75735354262368">
                <text:p>0.75735354262368</text:p>
              </table:table-cell>
              <table:table-cell office:value-type="float" office:value="0.7561">
                <text:p>0.7561</text:p>
              </table:table-cell>
              <table:table-cell office:value-type="float" office:value="0.865685657250015">
                <text:p>0.865685657250015</text:p>
              </table:table-cell>
              <table:table-cell office:value-type="float" office:value="0.8651">
                <text:p>0.86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225649019">
                <text:p>0.600225649019</text:p>
              </table:table-cell>
              <table:table-cell office:value-type="float" office:value="0.6013">
                <text:p>0.6013</text:p>
              </table:table-cell>
              <table:table-cell office:value-type="float" office:value="0.73287529563932">
                <text:p>0.73287529563932</text:p>
              </table:table-cell>
              <table:table-cell office:value-type="float" office:value="0.7312">
                <text:p>0.7312</text:p>
              </table:table-cell>
              <table:table-cell office:value-type="float" office:value="0.856081327617233">
                <text:p>0.856081327617233</text:p>
              </table:table-cell>
              <table:table-cell office:value-type="float" office:value="0.8551">
                <text:p>0.85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69179646961877">
                <text:p>0.569179646961877</text:p>
              </table:table-cell>
              <table:table-cell office:value-type="float" office:value="0.5689">
                <text:p>0.5689</text:p>
              </table:table-cell>
              <table:table-cell office:value-type="float" office:value="0.699199076797177">
                <text:p>0.699199076797177</text:p>
              </table:table-cell>
              <table:table-cell office:value-type="float" office:value="0.6968">
                <text:p>0.6968</text:p>
              </table:table-cell>
              <table:table-cell office:value-type="float" office:value="0.825957656026967">
                <text:p>0.825957656026967</text:p>
              </table:table-cell>
              <table:table-cell office:value-type="float" office:value="0.8257">
                <text:p>0.82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40122767604658">
                <text:p>0.540122767604658</text:p>
              </table:table-cell>
              <table:table-cell office:value-type="float" office:value="0.5379">
                <text:p>0.5379</text:p>
              </table:table-cell>
              <table:table-cell office:value-type="float" office:value="0.673118264352096">
                <text:p>0.673118264352096</text:p>
              </table:table-cell>
              <table:table-cell office:value-type="float" office:value="0.6687">
                <text:p>0.6687</text:p>
              </table:table-cell>
              <table:table-cell office:value-type="float" office:value="0.806593604608888">
                <text:p>0.806593604608888</text:p>
              </table:table-cell>
              <table:table-cell office:value-type="float" office:value="0.8105">
                <text:p>0.8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7186929924047">
                <text:p>0.507186929924047</text:p>
              </table:table-cell>
              <table:table-cell office:value-type="float" office:value="0.5073">
                <text:p>0.5073</text:p>
              </table:table-cell>
              <table:table-cell office:value-type="float" office:value="0.638582865821865">
                <text:p>0.638582865821865</text:p>
              </table:table-cell>
              <table:table-cell office:value-type="float" office:value="0.6337">
                <text:p>0.6337</text:p>
              </table:table-cell>
              <table:table-cell office:value-type="float" office:value="0.77490184042637">
                <text:p>0.77490184042637</text:p>
              </table:table-cell>
              <table:table-cell office:value-type="float" office:value="0.7771">
                <text:p>0.7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1287139611471">
                <text:p>0.951287139611471</text:p>
              </table:table-cell>
              <table:table-cell office:value-type="float" office:value="0.4773">
                <text:p>0.4773</text:p>
              </table:table-cell>
              <table:table-cell office:value-type="float" office:value="0.608313258908712">
                <text:p>0.608313258908712</text:p>
              </table:table-cell>
              <table:table-cell office:value-type="float" office:value="0.6054">
                <text:p>0.6054</text:p>
              </table:table-cell>
              <table:table-cell office:value-type="float" office:value="0.754710972613968">
                <text:p>0.754710972613968</text:p>
              </table:table-cell>
              <table:table-cell office:value-type="float" office:value="0.7574">
                <text:p>0.75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93286787373796">
                <text:p>0.893286787373796</text:p>
              </table:table-cell>
              <table:table-cell office:value-type="float" office:value="0.4456">
                <text:p>0.4456</text:p>
              </table:table-cell>
              <table:table-cell office:value-type="float" office:value="0.571767746478873">
                <text:p>0.571767746478873</text:p>
              </table:table-cell>
              <table:table-cell office:value-type="float" office:value="0.5696">
                <text:p>0.5696</text:p>
              </table:table-cell>
              <table:table-cell office:value-type="float" office:value="0.71810816137807">
                <text:p>0.71810816137807</text:p>
              </table:table-cell>
              <table:table-cell office:value-type="float" office:value="0.7223">
                <text:p>0.7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32572211979653">
                <text:p>0.832572211979653</text:p>
              </table:table-cell>
              <table:table-cell office:value-type="float" office:value="0.4159">
                <text:p>0.4159</text:p>
              </table:table-cell>
              <table:table-cell office:value-type="float" office:value="0.540553953413584">
                <text:p>0.540553953413584</text:p>
              </table:table-cell>
              <table:table-cell office:value-type="float" office:value="0.541">
                <text:p>0.541</text:p>
              </table:table-cell>
              <table:table-cell office:value-type="float" office:value="0.699014089881317">
                <text:p>0.699014089881317</text:p>
              </table:table-cell>
              <table:table-cell office:value-type="float" office:value="0.6989">
                <text:p>0.69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4.2.0$FreeBSD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